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8472in"/>
    </style:style>
    <style:style style:name="co8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io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ice_regione</text:p>
          </table:table-cell>
          <table:table-cell office:value-type="string" calcext:value-type="string">
            <text:p>denominazione_region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are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monte</text:p>
          </table:table-cell>
          <table:table-cell office:value-type="float" office:value="4346954" calcext:value-type="float">
            <text:p>4346954</text:p>
          </table:table-cell>
          <table:table-cell office:value-type="float" office:value="25387.07" calcext:value-type="float">
            <text:p>25387,0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le d'Aosta</text:p>
          </table:table-cell>
          <table:table-cell office:value-type="float" office:value="125300" calcext:value-type="float">
            <text:p>125300</text:p>
          </table:table-cell>
          <table:table-cell office:value-type="float" office:value="3260.9" calcext:value-type="float">
            <text:p>3260,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mbardia</text:p>
          </table:table-cell>
          <table:table-cell office:value-type="float" office:value="10088484" calcext:value-type="float">
            <text:p>10088484</text:p>
          </table:table-cell>
          <table:table-cell office:value-type="float" office:value="23863.65" calcext:value-type="float">
            <text:p>23863,6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eto</text:p>
          </table:table-cell>
          <table:table-cell office:value-type="float" office:value="4909013" calcext:value-type="float">
            <text:p>4909013</text:p>
          </table:table-cell>
          <table:table-cell office:value-type="float" office:value="18407.42" calcext:value-type="float">
            <text:p>18407,4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uli Venezia Giulia</text:p>
          </table:table-cell>
          <table:table-cell office:value-type="float" office:value="1211084" calcext:value-type="float">
            <text:p>1211084</text:p>
          </table:table-cell>
          <table:table-cell office:value-type="float" office:value="7862.3" calcext:value-type="float">
            <text:p>7862,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uria</text:p>
          </table:table-cell>
          <table:table-cell office:value-type="float" office:value="1544715" calcext:value-type="float">
            <text:p>1544715</text:p>
          </table:table-cell>
          <table:table-cell office:value-type="float" office:value="5416.21" calcext:value-type="float">
            <text:p>5416,2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ilia-Romagna</text:p>
          </table:table-cell>
          <table:table-cell office:value-type="float" office:value="4469568" calcext:value-type="float">
            <text:p>4469568</text:p>
          </table:table-cell>
          <table:table-cell office:value-type="float" office:value="22452.78" calcext:value-type="float">
            <text:p>22452,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scana</text:p>
          </table:table-cell>
          <table:table-cell office:value-type="float" office:value="3727021" calcext:value-type="float">
            <text:p>3727021</text:p>
          </table:table-cell>
          <table:table-cell office:value-type="float" office:value="22987.04" calcext:value-type="float">
            <text:p>22987,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mbria</text:p>
          </table:table-cell>
          <table:table-cell office:value-type="float" office:value="878540" calcext:value-type="float">
            <text:p>878540</text:p>
          </table:table-cell>
          <table:table-cell office:value-type="float" office:value="8464.33" calcext:value-type="float">
            <text:p>8464,3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he</text:p>
          </table:table-cell>
          <table:table-cell office:value-type="float" office:value="1518796" calcext:value-type="float">
            <text:p>1518796</text:p>
          </table:table-cell>
          <table:table-cell office:value-type="float" office:value="9401.38" calcext:value-type="float">
            <text:p>9401,3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zio</text:p>
          </table:table-cell>
          <table:table-cell office:value-type="float" office:value="5863785" calcext:value-type="float">
            <text:p>5863785</text:p>
          </table:table-cell>
          <table:table-cell office:value-type="float" office:value="17232.29" calcext:value-type="float">
            <text:p>17232,2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ruzzo</text:p>
          </table:table-cell>
          <table:table-cell office:value-type="float" office:value="1304970" calcext:value-type="float">
            <text:p>1304970</text:p>
          </table:table-cell>
          <table:table-cell office:value-type="float" office:value="10831.84" calcext:value-type="float">
            <text:p>10831,8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lise</text:p>
          </table:table-cell>
          <table:table-cell office:value-type="float" office:value="302714" calcext:value-type="float">
            <text:p>302714</text:p>
          </table:table-cell>
          <table:table-cell office:value-type="float" office:value="4460.65" calcext:value-type="float">
            <text:p>4460,6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pania</text:p>
          </table:table-cell>
          <table:table-cell office:value-type="float" office:value="5772625" calcext:value-type="float">
            <text:p>5772625</text:p>
          </table:table-cell>
          <table:table-cell office:value-type="float" office:value="13670.95" calcext:value-type="float">
            <text:p>13670,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glia</text:p>
          </table:table-cell>
          <table:table-cell office:value-type="float" office:value="4008770" calcext:value-type="float">
            <text:p>4008770</text:p>
          </table:table-cell>
          <table:table-cell office:value-type="float" office:value="19540.9" calcext:value-type="float">
            <text:p>19540,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silicata</text:p>
          </table:table-cell>
          <table:table-cell office:value-type="float" office:value="558033" calcext:value-type="float">
            <text:p>558033</text:p>
          </table:table-cell>
          <table:table-cell office:value-type="float" office:value="10073.32" calcext:value-type="float">
            <text:p>10073,3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labria</text:p>
          </table:table-cell>
          <table:table-cell office:value-type="float" office:value="1934310" calcext:value-type="float">
            <text:p>1934310</text:p>
          </table:table-cell>
          <table:table-cell office:value-type="float" office:value="15221.9" calcext:value-type="float">
            <text:p>15221,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cilia</text:p>
          </table:table-cell>
          <table:table-cell office:value-type="float" office:value="4966798" calcext:value-type="float">
            <text:p>4966798</text:p>
          </table:table-cell>
          <table:table-cell office:value-type="float" office:value="25832.39" calcext:value-type="float">
            <text:p>25832,3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rdegna</text:p>
          </table:table-cell>
          <table:table-cell office:value-type="float" office:value="1631346" calcext:value-type="float">
            <text:p>1631346</text:p>
          </table:table-cell>
          <table:table-cell office:value-type="float" office:value="24100.02" calcext:value-type="float">
            <text:p>24100,0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.A. Bolzano</text:p>
          </table:table-cell>
          <table:table-cell office:value-type="float" office:value="533373" calcext:value-type="float">
            <text:p>533373</text:p>
          </table:table-cell>
          <table:table-cell office:value-type="float" office:value="7399.92" calcext:value-type="float">
            <text:p>7399,9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.A. Trento</text:p>
          </table:table-cell>
          <table:table-cell office:value-type="float" office:value="542323" calcext:value-type="float">
            <text:p>542323</text:p>
          </table:table-cell>
          <table:table-cell office:value-type="float" office:value="6206.9" calcext:value-type="float">
            <text:p>6206,9</text:p>
          </table:table-cell>
          <table:table-cell table:number-columns-repeated="8"/>
        </table:table-row>
      </table:table>
      <table:table table:name="Provincia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ice_provincia</text:p>
          </table:table-cell>
          <table:table-cell office:value-type="string" calcext:value-type="string">
            <text:p>denominazione_provincia</text:p>
          </table:table-cell>
          <table:table-cell office:value-type="string" calcext:value-type="string">
            <text:p>sigla_provinc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are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grigento</text:p>
          </table:table-cell>
          <table:table-cell office:value-type="string" calcext:value-type="string">
            <text:p>AG</text:p>
          </table:table-cell>
          <table:table-cell office:value-type="float" office:value="430820" calcext:value-type="float">
            <text:p>430820</text:p>
          </table:table-cell>
          <table:table-cell office:value-type="float" office:value="3044.85" calcext:value-type="float">
            <text:p>3044,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ssandria</text:p>
          </table:table-cell>
          <table:table-cell office:value-type="string" calcext:value-type="string">
            <text:p>AL</text:p>
          </table:table-cell>
          <table:table-cell office:value-type="float" office:value="419330" calcext:value-type="float">
            <text:p>419330</text:p>
          </table:table-cell>
          <table:table-cell office:value-type="float" office:value="3560.42" calcext:value-type="float">
            <text:p>3560,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AN</text:p>
          </table:table-cell>
          <table:table-cell office:value-type="float" office:value="470021" calcext:value-type="float">
            <text:p>470021</text:p>
          </table:table-cell>
          <table:table-cell office:value-type="float" office:value="1940.16" calcext:value-type="float">
            <text:p>1940,1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AO</text:p>
          </table:table-cell>
          <table:table-cell office:value-type="float" office:value="125300" calcext:value-type="float">
            <text:p>125300</text:p>
          </table:table-cell>
          <table:table-cell office:value-type="float" office:value="3263.24" calcext:value-type="float">
            <text:p>3263,2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coli Piceno</text:p>
          </table:table-cell>
          <table:table-cell office:value-type="string" calcext:value-type="string">
            <text:p>AP</text:p>
          </table:table-cell>
          <table:table-cell office:value-type="float" office:value="206104" calcext:value-type="float">
            <text:p>206104</text:p>
          </table:table-cell>
          <table:table-cell office:value-type="float" office:value="1228.23" calcext:value-type="float">
            <text:p>1228,2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'Aquila</text:p>
          </table:table-cell>
          <table:table-cell office:value-type="string" calcext:value-type="string">
            <text:p>AQ</text:p>
          </table:table-cell>
          <table:table-cell office:value-type="float" office:value="296672" calcext:value-type="float">
            <text:p>296672</text:p>
          </table:table-cell>
          <table:table-cell office:value-type="float" office:value="5034.46" calcext:value-type="float">
            <text:p>5034,4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AR</text:p>
          </table:table-cell>
          <table:table-cell office:value-type="float" office:value="341657" calcext:value-type="float">
            <text:p>341657</text:p>
          </table:table-cell>
          <table:table-cell office:value-type="float" office:value="3235.88" calcext:value-type="float">
            <text:p>3235,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i</text:p>
          </table:table-cell>
          <table:table-cell office:value-type="string" calcext:value-type="string">
            <text:p>AT</text:p>
          </table:table-cell>
          <table:table-cell office:value-type="float" office:value="214065" calcext:value-type="float">
            <text:p>214065</text:p>
          </table:table-cell>
          <table:table-cell office:value-type="float" office:value="1510.78" calcext:value-type="float">
            <text:p>1510,7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vellino</text:p>
          </table:table-cell>
          <table:table-cell office:value-type="string" calcext:value-type="string">
            <text:p>AV</text:p>
          </table:table-cell>
          <table:table-cell office:value-type="float" office:value="414638" calcext:value-type="float">
            <text:p>414638</text:p>
          </table:table-cell>
          <table:table-cell office:value-type="float" office:value="2791.64" calcext:value-type="float">
            <text:p>2791,6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BA</text:p>
          </table:table-cell>
          <table:table-cell office:value-type="float" office:value="1247997" calcext:value-type="float">
            <text:p>1247997</text:p>
          </table:table-cell>
          <table:table-cell office:value-type="float" office:value="3825.41" calcext:value-type="float">
            <text:p>3825,4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BG</text:p>
          </table:table-cell>
          <table:table-cell office:value-type="float" office:value="1116248" calcext:value-type="float">
            <text:p>1116248</text:p>
          </table:table-cell>
          <table:table-cell office:value-type="float" office:value="2722.86" calcext:value-type="float">
            <text:p>2722,8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iella</text:p>
          </table:table-cell>
          <table:table-cell office:value-type="string" calcext:value-type="string">
            <text:p>BI</text:p>
          </table:table-cell>
          <table:table-cell office:value-type="float" office:value="174295" calcext:value-type="float">
            <text:p>174295</text:p>
          </table:table-cell>
          <table:table-cell office:value-type="float" office:value="917.3" calcext:value-type="float">
            <text:p>917,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BL</text:p>
          </table:table-cell>
          <table:table-cell office:value-type="float" office:value="202445" calcext:value-type="float">
            <text:p>202445</text:p>
          </table:table-cell>
          <table:table-cell office:value-type="float" office:value="3678.02" calcext:value-type="float">
            <text:p>3678,0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enevento</text:p>
          </table:table-cell>
          <table:table-cell office:value-type="string" calcext:value-type="string">
            <text:p>BN</text:p>
          </table:table-cell>
          <table:table-cell office:value-type="float" office:value="274491" calcext:value-type="float">
            <text:p>274491</text:p>
          </table:table-cell>
          <table:table-cell office:value-type="float" office:value="2070.63" calcext:value-type="float">
            <text:p>2070,6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BO</text:p>
          </table:table-cell>
          <table:table-cell office:value-type="float" office:value="1018432" calcext:value-type="float">
            <text:p>1018432</text:p>
          </table:table-cell>
          <table:table-cell office:value-type="float" office:value="3702.41" calcext:value-type="float">
            <text:p>3702,4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rindisi</text:p>
          </table:table-cell>
          <table:table-cell office:value-type="string" calcext:value-type="string">
            <text:p>BR</text:p>
          </table:table-cell>
          <table:table-cell office:value-type="float" office:value="390588" calcext:value-type="float">
            <text:p>390588</text:p>
          </table:table-cell>
          <table:table-cell office:value-type="float" office:value="1839.53" calcext:value-type="float">
            <text:p>1839,5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BS</text:p>
          </table:table-cell>
          <table:table-cell office:value-type="float" office:value="1267940" calcext:value-type="float">
            <text:p>1267940</text:p>
          </table:table-cell>
          <table:table-cell office:value-type="float" office:value="4784.36" calcext:value-type="float">
            <text:p>4784,3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arletta-Andria-Trani</text:p>
          </table:table-cell>
          <table:table-cell office:value-type="string" calcext:value-type="string">
            <text:p>BT</text:p>
          </table:table-cell>
          <table:table-cell office:value-type="float" office:value="388448" calcext:value-type="float">
            <text:p>388448</text:p>
          </table:table-cell>
          <table:table-cell office:value-type="float" office:value="1538.68" calcext:value-type="float">
            <text:p>1538,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BZ</text:p>
          </table:table-cell>
          <table:table-cell office:value-type="float" office:value="533373" calcext:value-type="float">
            <text:p>533373</text:p>
          </table:table-cell>
          <table:table-cell office:value-type="float" office:value="7399.92" calcext:value-type="float">
            <text:p>7399,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CA</text:p>
          </table:table-cell>
          <table:table-cell office:value-type="float" office:value="430780" calcext:value-type="float">
            <text:p>430780</text:p>
          </table:table-cell>
          <table:table-cell office:value-type="float" office:value="1248.68" calcext:value-type="float">
            <text:p>1248,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mpobasso</text:p>
          </table:table-cell>
          <table:table-cell office:value-type="string" calcext:value-type="string">
            <text:p>CB</text:p>
          </table:table-cell>
          <table:table-cell office:value-type="float" office:value="219291" calcext:value-type="float">
            <text:p>219291</text:p>
          </table:table-cell>
          <table:table-cell office:value-type="float" office:value="2908.8" calcext:value-type="float">
            <text:p>2908,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serta</text:p>
          </table:table-cell>
          <table:table-cell office:value-type="string" calcext:value-type="string">
            <text:p>CE</text:p>
          </table:table-cell>
          <table:table-cell office:value-type="float" office:value="920447" calcext:value-type="float">
            <text:p>920447</text:p>
          </table:table-cell>
          <table:table-cell office:value-type="float" office:value="2639.38" calcext:value-type="float">
            <text:p>2639,3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ieti</text:p>
          </table:table-cell>
          <table:table-cell office:value-type="string" calcext:value-type="string">
            <text:p>CH</text:p>
          </table:table-cell>
          <table:table-cell office:value-type="float" office:value="383876" calcext:value-type="float">
            <text:p>383876</text:p>
          </table:table-cell>
          <table:table-cell office:value-type="float" office:value="2588.35" calcext:value-type="float">
            <text:p>2588,3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ltanissetta</text:p>
          </table:table-cell>
          <table:table-cell office:value-type="string" calcext:value-type="string">
            <text:p>CL</text:p>
          </table:table-cell>
          <table:table-cell office:value-type="float" office:value="259082" calcext:value-type="float">
            <text:p>259082</text:p>
          </table:table-cell>
          <table:table-cell office:value-type="float" office:value="2128.45" calcext:value-type="float">
            <text:p>2128,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CN</text:p>
          </table:table-cell>
          <table:table-cell office:value-type="float" office:value="586858" calcext:value-type="float">
            <text:p>586858</text:p>
          </table:table-cell>
          <table:table-cell office:value-type="float" office:value="6902.68" calcext:value-type="float">
            <text:p>6902,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CO</text:p>
          </table:table-cell>
          <table:table-cell office:value-type="float" office:value="602400" calcext:value-type="float">
            <text:p>602400</text:p>
          </table:table-cell>
          <table:table-cell office:value-type="float" office:value="1308.96" calcext:value-type="float">
            <text:p>1308,9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float" office:value="359176" calcext:value-type="float">
            <text:p>359176</text:p>
          </table:table-cell>
          <table:table-cell office:value-type="float" office:value="1770.57" calcext:value-type="float">
            <text:p>1770,5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senza</text:p>
          </table:table-cell>
          <table:table-cell office:value-type="string" calcext:value-type="string">
            <text:p>CS</text:p>
          </table:table-cell>
          <table:table-cell office:value-type="float" office:value="701312" calcext:value-type="float">
            <text:p>701312</text:p>
          </table:table-cell>
          <table:table-cell office:value-type="float" office:value="6649.96" calcext:value-type="float">
            <text:p>6649,9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CT</text:p>
          </table:table-cell>
          <table:table-cell office:value-type="float" office:value="1103251" calcext:value-type="float">
            <text:p>1103251</text:p>
          </table:table-cell>
          <table:table-cell office:value-type="float" office:value="3552.2" calcext:value-type="float">
            <text:p>3552,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tanzaro</text:p>
          </table:table-cell>
          <table:table-cell office:value-type="string" calcext:value-type="string">
            <text:p>CZ</text:p>
          </table:table-cell>
          <table:table-cell office:value-type="float" office:value="355587" calcext:value-type="float">
            <text:p>355587</text:p>
          </table:table-cell>
          <table:table-cell office:value-type="float" office:value="2391.35" calcext:value-type="float">
            <text:p>2391,3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nna</text:p>
          </table:table-cell>
          <table:table-cell office:value-type="string" calcext:value-type="string">
            <text:p>EN</text:p>
          </table:table-cell>
          <table:table-cell office:value-type="float" office:value="162633" calcext:value-type="float">
            <text:p>162633</text:p>
          </table:table-cell>
          <table:table-cell office:value-type="float" office:value="2561.86" calcext:value-type="float">
            <text:p>2561,8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rlì-Cesena</text:p>
          </table:table-cell>
          <table:table-cell office:value-type="string" calcext:value-type="string">
            <text:p>FC</text:p>
          </table:table-cell>
          <table:table-cell office:value-type="float" office:value="394710" calcext:value-type="float">
            <text:p>394710</text:p>
          </table:table-cell>
          <table:table-cell office:value-type="float" office:value="2376.8" calcext:value-type="float">
            <text:p>2376,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FE</text:p>
          </table:table-cell>
          <table:table-cell office:value-type="float" office:value="345238" calcext:value-type="float">
            <text:p>345238</text:p>
          </table:table-cell>
          <table:table-cell office:value-type="float" office:value="2631.82" calcext:value-type="float">
            <text:p>2631,8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ggia</text:p>
          </table:table-cell>
          <table:table-cell office:value-type="string" calcext:value-type="string">
            <text:p>FG</text:p>
          </table:table-cell>
          <table:table-cell office:value-type="float" office:value="617619" calcext:value-type="float">
            <text:p>617619</text:p>
          </table:table-cell>
          <table:table-cell office:value-type="float" office:value="6966.17" calcext:value-type="float">
            <text:p>6966,1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FI</text:p>
          </table:table-cell>
          <table:table-cell office:value-type="float" office:value="1011644" calcext:value-type="float">
            <text:p>1011644</text:p>
          </table:table-cell>
          <table:table-cell office:value-type="float" office:value="3514.38" calcext:value-type="float">
            <text:p>3514,3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ermo</text:p>
          </table:table-cell>
          <table:table-cell office:value-type="string" calcext:value-type="string">
            <text:p>FM</text:p>
          </table:table-cell>
          <table:table-cell office:value-type="float" office:value="172770" calcext:value-type="float">
            <text:p>172770</text:p>
          </table:table-cell>
          <table:table-cell office:value-type="float" office:value="859.5" calcext:value-type="float">
            <text:p>859,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FR</text:p>
          </table:table-cell>
          <table:table-cell office:value-type="float" office:value="486093" calcext:value-type="float">
            <text:p>486093</text:p>
          </table:table-cell>
          <table:table-cell office:value-type="float" office:value="3243.89" calcext:value-type="float">
            <text:p>3243,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GE</text:p>
          </table:table-cell>
          <table:table-cell office:value-type="float" office:value="837054" calcext:value-type="float">
            <text:p>837054</text:p>
          </table:table-cell>
          <table:table-cell office:value-type="float" office:value="1838.47" calcext:value-type="float">
            <text:p>1838,4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rizia</text:p>
          </table:table-cell>
          <table:table-cell office:value-type="string" calcext:value-type="string">
            <text:p>GO</text:p>
          </table:table-cell>
          <table:table-cell office:value-type="float" office:value="139280" calcext:value-type="float">
            <text:p>139280</text:p>
          </table:table-cell>
          <table:table-cell office:value-type="float" office:value="466.02" calcext:value-type="float">
            <text:p>466,0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osseto</text:p>
          </table:table-cell>
          <table:table-cell office:value-type="string" calcext:value-type="string">
            <text:p>GR</text:p>
          </table:table-cell>
          <table:table-cell office:value-type="float" office:value="220635" calcext:value-type="float">
            <text:p>220635</text:p>
          </table:table-cell>
          <table:table-cell office:value-type="float" office:value="4504.29" calcext:value-type="float">
            <text:p>4504,2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IM</text:p>
          </table:table-cell>
          <table:table-cell office:value-type="float" office:value="213660" calcext:value-type="float">
            <text:p>213660</text:p>
          </table:table-cell>
          <table:table-cell office:value-type="float" office:value="1155.91" calcext:value-type="float">
            <text:p>1155,9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sernia</text:p>
          </table:table-cell>
          <table:table-cell office:value-type="string" calcext:value-type="string">
            <text:p>IS</text:p>
          </table:table-cell>
          <table:table-cell office:value-type="float" office:value="83423" calcext:value-type="float">
            <text:p>83423</text:p>
          </table:table-cell>
          <table:table-cell office:value-type="float" office:value="1528.88" calcext:value-type="float">
            <text:p>1528,8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KR</text:p>
          </table:table-cell>
          <table:table-cell office:value-type="float" office:value="175593" calcext:value-type="float">
            <text:p>175593</text:p>
          </table:table-cell>
          <table:table-cell office:value-type="float" office:value="1716.58" calcext:value-type="float">
            <text:p>1716,5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cco</text:p>
          </table:table-cell>
          <table:table-cell office:value-type="string" calcext:value-type="string">
            <text:p>LC</text:p>
          </table:table-cell>
          <table:table-cell office:value-type="float" office:value="337404" calcext:value-type="float">
            <text:p>337404</text:p>
          </table:table-cell>
          <table:table-cell office:value-type="float" office:value="816.17" calcext:value-type="float">
            <text:p>816,1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LE</text:p>
          </table:table-cell>
          <table:table-cell office:value-type="float" office:value="791061" calcext:value-type="float">
            <text:p>791061</text:p>
          </table:table-cell>
          <table:table-cell office:value-type="float" office:value="2759.4" calcext:value-type="float">
            <text:p>2759,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LI</text:p>
          </table:table-cell>
          <table:table-cell office:value-type="float" office:value="334079" calcext:value-type="float">
            <text:p>334079</text:p>
          </table:table-cell>
          <table:table-cell office:value-type="float" office:value="1212.43" calcext:value-type="float">
            <text:p>1212,4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LO</text:p>
          </table:table-cell>
          <table:table-cell office:value-type="float" office:value="230456" calcext:value-type="float">
            <text:p>230456</text:p>
          </table:table-cell>
          <table:table-cell office:value-type="float" office:value="782.2" calcext:value-type="float">
            <text:p>782,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LT</text:p>
          </table:table-cell>
          <table:table-cell office:value-type="float" office:value="574211" calcext:value-type="float">
            <text:p>574211</text:p>
          </table:table-cell>
          <table:table-cell office:value-type="float" office:value="2250.44" calcext:value-type="float">
            <text:p>2250,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LU</text:p>
          </table:table-cell>
          <table:table-cell office:value-type="float" office:value="387642" calcext:value-type="float">
            <text:p>387642</text:p>
          </table:table-cell>
          <table:table-cell office:value-type="float" office:value="1772.81" calcext:value-type="float">
            <text:p>1772,8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nza e della Brianza</text:p>
          </table:table-cell>
          <table:table-cell office:value-type="string" calcext:value-type="string">
            <text:p>MB</text:p>
          </table:table-cell>
          <table:table-cell office:value-type="float" office:value="877663" calcext:value-type="float">
            <text:p>877663</text:p>
          </table:table-cell>
          <table:table-cell office:value-type="float" office:value="405.49" calcext:value-type="float">
            <text:p>405,4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cerata</text:p>
          </table:table-cell>
          <table:table-cell office:value-type="string" calcext:value-type="string">
            <text:p>MC</text:p>
          </table:table-cell>
          <table:table-cell office:value-type="float" office:value="312235" calcext:value-type="float">
            <text:p>312235</text:p>
          </table:table-cell>
          <table:table-cell office:value-type="float" office:value="2773.75" calcext:value-type="float">
            <text:p>2773,7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ME</text:p>
          </table:table-cell>
          <table:table-cell office:value-type="float" office:value="621739" calcext:value-type="float">
            <text:p>621739</text:p>
          </table:table-cell>
          <table:table-cell office:value-type="float" office:value="3247.34" calcext:value-type="float">
            <text:p>3247,3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float" office:value="3267053" calcext:value-type="float">
            <text:p>3267053</text:p>
          </table:table-cell>
          <table:table-cell office:value-type="float" office:value="1578.9" calcext:value-type="float">
            <text:p>1578,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MN</text:p>
          </table:table-cell>
          <table:table-cell office:value-type="float" office:value="412344" calcext:value-type="float">
            <text:p>412344</text:p>
          </table:table-cell>
          <table:table-cell office:value-type="float" office:value="2338.84" calcext:value-type="float">
            <text:p>2338,8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MO</text:p>
          </table:table-cell>
          <table:table-cell office:value-type="float" office:value="707922" calcext:value-type="float">
            <text:p>707922</text:p>
          </table:table-cell>
          <table:table-cell office:value-type="float" office:value="2682.86" calcext:value-type="float">
            <text:p>2682,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ssa Carrara</text:p>
          </table:table-cell>
          <table:table-cell office:value-type="string" calcext:value-type="string">
            <text:p>MS</text:p>
          </table:table-cell>
          <table:table-cell office:value-type="float" office:value="194273" calcext:value-type="float">
            <text:p>194273</text:p>
          </table:table-cell>
          <table:table-cell office:value-type="float" office:value="1156.44" calcext:value-type="float">
            <text:p>1156,4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MT</text:p>
          </table:table-cell>
          <table:table-cell office:value-type="float" office:value="196707" calcext:value-type="float">
            <text:p>196707</text:p>
          </table:table-cell>
          <table:table-cell office:value-type="float" office:value="3446.12" calcext:value-type="float">
            <text:p>3446,1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NA</text:p>
          </table:table-cell>
          <table:table-cell office:value-type="float" office:value="3069267" calcext:value-type="float">
            <text:p>3069267</text:p>
          </table:table-cell>
          <table:table-cell office:value-type="float" office:value="1171.13" calcext:value-type="float">
            <text:p>1171,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NO</text:p>
          </table:table-cell>
          <table:table-cell office:value-type="float" office:value="368519" calcext:value-type="float">
            <text:p>368519</text:p>
          </table:table-cell>
          <table:table-cell office:value-type="float" office:value="1338.12" calcext:value-type="float">
            <text:p>1338,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uoro</text:p>
          </table:table-cell>
          <table:table-cell office:value-type="string" calcext:value-type="string">
            <text:p>NU</text:p>
          </table:table-cell>
          <table:table-cell office:value-type="float" office:value="206862" calcext:value-type="float">
            <text:p>206862</text:p>
          </table:table-cell>
          <table:table-cell office:value-type="float" office:value="5638.02" calcext:value-type="float">
            <text:p>5638,0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ristano</text:p>
          </table:table-cell>
          <table:table-cell office:value-type="string" calcext:value-type="string">
            <text:p>OR</text:p>
          </table:table-cell>
          <table:table-cell office:value-type="float" office:value="156553" calcext:value-type="float">
            <text:p>156553</text:p>
          </table:table-cell>
          <table:table-cell office:value-type="float" office:value="2990.45" calcext:value-type="float">
            <text:p>2990,4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PA</text:p>
          </table:table-cell>
          <table:table-cell office:value-type="float" office:value="1243500" calcext:value-type="float">
            <text:p>1243500</text:p>
          </table:table-cell>
          <table:table-cell office:value-type="float" office:value="4992.23" calcext:value-type="float">
            <text:p>4992,2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PC</text:p>
          </table:table-cell>
          <table:table-cell office:value-type="float" office:value="287860" calcext:value-type="float">
            <text:p>287860</text:p>
          </table:table-cell>
          <table:table-cell office:value-type="float" office:value="2589.47" calcext:value-type="float">
            <text:p>2589,4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float" office:value="939972" calcext:value-type="float">
            <text:p>939972</text:p>
          </table:table-cell>
          <table:table-cell office:value-type="float" office:value="2141.59" calcext:value-type="float">
            <text:p>2141,5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PE</text:p>
          </table:table-cell>
          <table:table-cell office:value-type="float" office:value="317858" calcext:value-type="float">
            <text:p>317858</text:p>
          </table:table-cell>
          <table:table-cell office:value-type="float" office:value="1189.29" calcext:value-type="float">
            <text:p>1189,2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PG</text:p>
          </table:table-cell>
          <table:table-cell office:value-type="float" office:value="654195" calcext:value-type="float">
            <text:p>654195</text:p>
          </table:table-cell>
          <table:table-cell office:value-type="float" office:value="6334.09" calcext:value-type="float">
            <text:p>6334,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PI</text:p>
          </table:table-cell>
          <table:table-cell office:value-type="float" office:value="418151" calcext:value-type="float">
            <text:p>418151</text:p>
          </table:table-cell>
          <table:table-cell office:value-type="float" office:value="2445.82" calcext:value-type="float">
            <text:p>2445,8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ordenone</text:p>
          </table:table-cell>
          <table:table-cell office:value-type="string" calcext:value-type="string">
            <text:p>PN</text:p>
          </table:table-cell>
          <table:table-cell office:value-type="float" office:value="312500" calcext:value-type="float">
            <text:p>312500</text:p>
          </table:table-cell>
          <table:table-cell office:value-type="float" office:value="2276.3" calcext:value-type="float">
            <text:p>2276,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ato</text:p>
          </table:table-cell>
          <table:table-cell office:value-type="string" calcext:value-type="string">
            <text:p>PO</text:p>
          </table:table-cell>
          <table:table-cell office:value-type="float" office:value="259181" calcext:value-type="float">
            <text:p>259181</text:p>
          </table:table-cell>
          <table:table-cell office:value-type="float" office:value="365.26" calcext:value-type="float">
            <text:p>365,2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PR</text:p>
          </table:table-cell>
          <table:table-cell office:value-type="float" office:value="453370" calcext:value-type="float">
            <text:p>453370</text:p>
          </table:table-cell>
          <table:table-cell office:value-type="float" office:value="3449.32" calcext:value-type="float">
            <text:p>3449,3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istoia</text:p>
          </table:table-cell>
          <table:table-cell office:value-type="string" calcext:value-type="string">
            <text:p>PT</text:p>
          </table:table-cell>
          <table:table-cell office:value-type="float" office:value="292798" calcext:value-type="float">
            <text:p>292798</text:p>
          </table:table-cell>
          <table:table-cell office:value-type="float" office:value="964.98" calcext:value-type="float">
            <text:p>964,9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saro e Urbino</text:p>
          </table:table-cell>
          <table:table-cell office:value-type="string" calcext:value-type="string">
            <text:p>PU</text:p>
          </table:table-cell>
          <table:table-cell office:value-type="float" office:value="357666" calcext:value-type="float">
            <text:p>357666</text:p>
          </table:table-cell>
          <table:table-cell office:value-type="float" office:value="2563.49" calcext:value-type="float">
            <text:p>2563,4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via</text:p>
          </table:table-cell>
          <table:table-cell office:value-type="string" calcext:value-type="string">
            <text:p>PV</text:p>
          </table:table-cell>
          <table:table-cell office:value-type="float" office:value="545168" calcext:value-type="float">
            <text:p>545168</text:p>
          </table:table-cell>
          <table:table-cell office:value-type="float" office:value="2964.73" calcext:value-type="float">
            <text:p>2964,7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otenza</text:p>
          </table:table-cell>
          <table:table-cell office:value-type="string" calcext:value-type="string">
            <text:p>PZ</text:p>
          </table:table-cell>
          <table:table-cell office:value-type="float" office:value="361326" calcext:value-type="float">
            <text:p>361326</text:p>
          </table:table-cell>
          <table:table-cell office:value-type="float" office:value="6548.49" calcext:value-type="float">
            <text:p>6548,4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RA</text:p>
          </table:table-cell>
          <table:table-cell office:value-type="float" office:value="389536" calcext:value-type="float">
            <text:p>389536</text:p>
          </table:table-cell>
          <table:table-cell office:value-type="float" office:value="1858.49" calcext:value-type="float">
            <text:p>1858,4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ggio di Calabria</text:p>
          </table:table-cell>
          <table:table-cell office:value-type="string" calcext:value-type="string">
            <text:p>RC</text:p>
          </table:table-cell>
          <table:table-cell office:value-type="float" office:value="543436" calcext:value-type="float">
            <text:p>543436</text:p>
          </table:table-cell>
          <table:table-cell office:value-type="float" office:value="3183.19" calcext:value-type="float">
            <text:p>3183,1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ggio nell'Emilia</text:p>
          </table:table-cell>
          <table:table-cell office:value-type="string" calcext:value-type="string">
            <text:p>RE</text:p>
          </table:table-cell>
          <table:table-cell office:value-type="float" office:value="532305" calcext:value-type="float">
            <text:p>532305</text:p>
          </table:table-cell>
          <table:table-cell office:value-type="float" office:value="2292.89" calcext:value-type="float">
            <text:p>2292,8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gusa</text:p>
          </table:table-cell>
          <table:table-cell office:value-type="string" calcext:value-type="string">
            <text:p>RG</text:p>
          </table:table-cell>
          <table:table-cell office:value-type="float" office:value="320795" calcext:value-type="float">
            <text:p>320795</text:p>
          </table:table-cell>
          <table:table-cell office:value-type="float" office:value="1614.02" calcext:value-type="float">
            <text:p>1614,0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eti</text:p>
          </table:table-cell>
          <table:table-cell office:value-type="string" calcext:value-type="string">
            <text:p>RI</text:p>
          </table:table-cell>
          <table:table-cell office:value-type="float" office:value="154768" calcext:value-type="float">
            <text:p>154768</text:p>
          </table:table-cell>
          <table:table-cell office:value-type="float" office:value="2749.16" calcext:value-type="float">
            <text:p>2749,1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M</text:p>
          </table:table-cell>
          <table:table-cell office:value-type="float" office:value="4333250" calcext:value-type="float">
            <text:p>4333250</text:p>
          </table:table-cell>
          <table:table-cell office:value-type="float" office:value="5380.95" calcext:value-type="float">
            <text:p>5380,9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RN</text:p>
          </table:table-cell>
          <table:table-cell office:value-type="float" office:value="340195" calcext:value-type="float">
            <text:p>340195</text:p>
          </table:table-cell>
          <table:table-cell office:value-type="float" office:value="861.48" calcext:value-type="float">
            <text:p>861,4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vigo</text:p>
          </table:table-cell>
          <table:table-cell office:value-type="string" calcext:value-type="string">
            <text:p>RO</text:p>
          </table:table-cell>
          <table:table-cell office:value-type="float" office:value="233369" calcext:value-type="float">
            <text:p>233369</text:p>
          </table:table-cell>
          <table:table-cell office:value-type="float" office:value="1790.01" calcext:value-type="float">
            <text:p>1790,0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erno</text:p>
          </table:table-cell>
          <table:table-cell office:value-type="string" calcext:value-type="string">
            <text:p>SA</text:p>
          </table:table-cell>
          <table:table-cell office:value-type="float" office:value="1093782" calcext:value-type="float">
            <text:p>1093782</text:p>
          </table:table-cell>
          <table:table-cell office:value-type="float" office:value="4917.46" calcext:value-type="float">
            <text:p>4917,4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iena</text:p>
          </table:table-cell>
          <table:table-cell office:value-type="string" calcext:value-type="string">
            <text:p>SI</text:p>
          </table:table-cell>
          <table:table-cell office:value-type="float" office:value="266961" calcext:value-type="float">
            <text:p>266961</text:p>
          </table:table-cell>
          <table:table-cell office:value-type="float" office:value="3821.22" calcext:value-type="float">
            <text:p>3821,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SO</text:p>
          </table:table-cell>
          <table:table-cell office:value-type="float" office:value="180997" calcext:value-type="float">
            <text:p>180997</text:p>
          </table:table-cell>
          <table:table-cell office:value-type="float" office:value="3211.9" calcext:value-type="float">
            <text:p>3211,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SP</text:p>
          </table:table-cell>
          <table:table-cell office:value-type="float" office:value="219331" calcext:value-type="float">
            <text:p>219331</text:p>
          </table:table-cell>
          <table:table-cell office:value-type="float" office:value="882.4" calcext:value-type="float">
            <text:p>882,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racusa</text:p>
          </table:table-cell>
          <table:table-cell office:value-type="string" calcext:value-type="string">
            <text:p>SR</text:p>
          </table:table-cell>
          <table:table-cell office:value-type="float" office:value="396786" calcext:value-type="float">
            <text:p>396786</text:p>
          </table:table-cell>
          <table:table-cell office:value-type="float" office:value="2108.8" calcext:value-type="float">
            <text:p>2108,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SS</text:p>
          </table:table-cell>
          <table:table-cell office:value-type="float" office:value="489521" calcext:value-type="float">
            <text:p>489521</text:p>
          </table:table-cell>
          <table:table-cell office:value-type="float" office:value="7692.09" calcext:value-type="float">
            <text:p>7692,0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ud Sardegna</text:p>
          </table:table-cell>
          <table:table-cell office:value-type="string" calcext:value-type="string">
            <text:p>SU</text:p>
          </table:table-cell>
          <table:table-cell office:value-type="float" office:value="347630" calcext:value-type="float">
            <text:p>347630</text:p>
          </table:table-cell>
          <table:table-cell office:value-type="float" office:value="6530.78" calcext:value-type="float">
            <text:p>6530,7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vona</text:p>
          </table:table-cell>
          <table:table-cell office:value-type="string" calcext:value-type="string">
            <text:p>SV</text:p>
          </table:table-cell>
          <table:table-cell office:value-type="float" office:value="274670" calcext:value-type="float">
            <text:p>274670</text:p>
          </table:table-cell>
          <table:table-cell office:value-type="float" office:value="1544.77" calcext:value-type="float">
            <text:p>1544,7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anto</text:p>
          </table:table-cell>
          <table:table-cell office:value-type="string" calcext:value-type="string">
            <text:p>TA</text:p>
          </table:table-cell>
          <table:table-cell office:value-type="float" office:value="573057" calcext:value-type="float">
            <text:p>573057</text:p>
          </table:table-cell>
          <table:table-cell office:value-type="float" office:value="2428.71" calcext:value-type="float">
            <text:p>2428,7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ramo</text:p>
          </table:table-cell>
          <table:table-cell office:value-type="string" calcext:value-type="string">
            <text:p>TE</text:p>
          </table:table-cell>
          <table:table-cell office:value-type="float" office:value="306564" calcext:value-type="float">
            <text:p>306564</text:p>
          </table:table-cell>
          <table:table-cell office:value-type="float" office:value="1950.61" calcext:value-type="float">
            <text:p>1950,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TN</text:p>
          </table:table-cell>
          <table:table-cell office:value-type="float" office:value="542323" calcext:value-type="float">
            <text:p>542323</text:p>
          </table:table-cell>
          <table:table-cell office:value-type="float" office:value="6206.9" calcext:value-type="float">
            <text:p>6206,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TO</text:p>
          </table:table-cell>
          <table:table-cell office:value-type="float" office:value="2256127" calcext:value-type="float">
            <text:p>2256127</text:p>
          </table:table-cell>
          <table:table-cell office:value-type="float" office:value="6821.96" calcext:value-type="float">
            <text:p>6821,9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apani</text:p>
          </table:table-cell>
          <table:table-cell office:value-type="string" calcext:value-type="string">
            <text:p>TP</text:p>
          </table:table-cell>
          <table:table-cell office:value-type="float" office:value="428192" calcext:value-type="float">
            <text:p>428192</text:p>
          </table:table-cell>
          <table:table-cell office:value-type="float" office:value="2461.65" calcext:value-type="float">
            <text:p>2461,6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erni</text:p>
          </table:table-cell>
          <table:table-cell office:value-type="string" calcext:value-type="string">
            <text:p>TR</text:p>
          </table:table-cell>
          <table:table-cell office:value-type="float" office:value="224345" calcext:value-type="float">
            <text:p>224345</text:p>
          </table:table-cell>
          <table:table-cell office:value-type="float" office:value="2121.95" calcext:value-type="float">
            <text:p>2121,9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TS</text:p>
          </table:table-cell>
          <table:table-cell office:value-type="float" office:value="233176" calcext:value-type="float">
            <text:p>233176</text:p>
          </table:table-cell>
          <table:table-cell office:value-type="float" office:value="211.82" calcext:value-type="float">
            <text:p>211,8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eviso</text:p>
          </table:table-cell>
          <table:table-cell office:value-type="string" calcext:value-type="string">
            <text:p>TV</text:p>
          </table:table-cell>
          <table:table-cell office:value-type="float" office:value="889036" calcext:value-type="float">
            <text:p>889036</text:p>
          </table:table-cell>
          <table:table-cell office:value-type="float" office:value="2476.68" calcext:value-type="float">
            <text:p>2476,6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dine</text:p>
          </table:table-cell>
          <table:table-cell office:value-type="string" calcext:value-type="string">
            <text:p>UD</text:p>
          </table:table-cell>
          <table:table-cell office:value-type="float" office:value="526128" calcext:value-type="float">
            <text:p>526128</text:p>
          </table:table-cell>
          <table:table-cell office:value-type="float" office:value="4904.25" calcext:value-type="float">
            <text:p>4904,2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rese</text:p>
          </table:table-cell>
          <table:table-cell office:value-type="string" calcext:value-type="string">
            <text:p>VA</text:p>
          </table:table-cell>
          <table:table-cell office:value-type="float" office:value="891635" calcext:value-type="float">
            <text:p>891635</text:p>
          </table:table-cell>
          <table:table-cell office:value-type="float" office:value="1198.71" calcext:value-type="float">
            <text:p>1198,7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erbano-Cusio-Ossola</text:p>
          </table:table-cell>
          <table:table-cell office:value-type="string" calcext:value-type="string">
            <text:p>VB</text:p>
          </table:table-cell>
          <table:table-cell office:value-type="float" office:value="157782" calcext:value-type="float">
            <text:p>157782</text:p>
          </table:table-cell>
          <table:table-cell office:value-type="float" office:value="2254.83" calcext:value-type="float">
            <text:p>2254,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celli</text:p>
          </table:table-cell>
          <table:table-cell office:value-type="string" calcext:value-type="string">
            <text:p>VC</text:p>
          </table:table-cell>
          <table:table-cell office:value-type="float" office:value="169978" calcext:value-type="float">
            <text:p>169978</text:p>
          </table:table-cell>
          <table:table-cell office:value-type="float" office:value="2088.08" calcext:value-type="float">
            <text:p>2088,0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VE</text:p>
          </table:table-cell>
          <table:table-cell office:value-type="float" office:value="852272" calcext:value-type="float">
            <text:p>852272</text:p>
          </table:table-cell>
          <table:table-cell office:value-type="float" office:value="2466.49" calcext:value-type="float">
            <text:p>2466,4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VI</text:p>
          </table:table-cell>
          <table:table-cell office:value-type="float" office:value="862782" calcext:value-type="float">
            <text:p>862782</text:p>
          </table:table-cell>
          <table:table-cell office:value-type="float" office:value="2725.09" calcext:value-type="float">
            <text:p>2725,0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VR</text:p>
          </table:table-cell>
          <table:table-cell office:value-type="float" office:value="929137" calcext:value-type="float">
            <text:p>929137</text:p>
          </table:table-cell>
          <table:table-cell office:value-type="float" office:value="3120.97" calcext:value-type="float">
            <text:p>3120,9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terbo</text:p>
          </table:table-cell>
          <table:table-cell office:value-type="string" calcext:value-type="string">
            <text:p>VT</text:p>
          </table:table-cell>
          <table:table-cell office:value-type="float" office:value="315463" calcext:value-type="float">
            <text:p>315463</text:p>
          </table:table-cell>
          <table:table-cell office:value-type="float" office:value="3611.53" calcext:value-type="float">
            <text:p>3611,5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ibo Valentia</text:p>
          </table:table-cell>
          <table:table-cell office:value-type="string" calcext:value-type="string">
            <text:p>VV</text:p>
          </table:table-cell>
          <table:table-cell office:value-type="float" office:value="158382" calcext:value-type="float">
            <text:p>158382</text:p>
          </table:table-cell>
          <table:table-cell office:value-type="float" office:value="1139.47" calcext:value-type="float">
            <text:p>1139,4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Regione.E1:Regione.G129">
          <table:sort>
            <table:sort-by table:field-number="0" table:data-type="automatic"/>
          </table:sort>
        </table:database-range>
        <table:database-range table:name="__Anonymous_Sheet_DB__1" table:target-range-address="Provincia.A1:Provincia.D10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3:01:29.755620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2:43:41.812042777</meta:creation-date>
    <dc:date>2021-02-13T13:07:11.018350387</dc:date>
    <meta:editing-duration>PT13M24S</meta:editing-duration>
    <meta:editing-cycles>3</meta:editing-cycles>
    <meta:generator>LibreOffice/7.0.4.2$Linux_X86_64 LibreOffice_project/00$Build-2</meta:generator>
    <meta:document-statistic meta:table-count="2" meta:cell-count="628" meta:object-count="0"/>
  </office:meta>
</office:document-meta>
</file>